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2.296cm" fo:min-width="3.672cm"/>
    </style:style>
    <style:style style:name="gr3" style:family="graphic" style:parent-style-name="standard">
      <style:graphic-properties draw:textarea-horizontal-align="justify" draw:textarea-vertical-align="middle" draw:auto-grow-height="false" fo:min-height="1.833cm" fo:min-width="5.988cm"/>
    </style:style>
    <style:style style:name="gr4" style:family="graphic" style:parent-style-name="standard">
      <style:graphic-properties draw:textarea-horizontal-align="justify" draw:textarea-vertical-align="middle" draw:auto-grow-height="false" fo:min-height="1.576cm" fo:min-width="6.174cm"/>
    </style:style>
    <style:style style:name="gr5" style:family="graphic" style:parent-style-name="standard">
      <style:graphic-properties draw:textarea-horizontal-align="justify" draw:textarea-vertical-align="middle" draw:auto-grow-height="false" fo:min-height="1.954cm" fo:min-width="5.86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8cm" svg:height="3.3cm" svg:x="8.5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9cm" svg:height="3.6cm" svg:x="7.9cm" svg:y="2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0.302cm" svg:height="3.307cm" draw:transform="skewX (0.00907571211037052) rotate (0.00925024503556995) translate (6.099cm 7.296cm)">
          <text:p text:style-name="P1">Pobierz: imię = „podaj imię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10.6cm" svg:height="2.9cm" svg:x="5.2cm" svg:y="19.2cm">
          <text:p text:style-name="P1">Drukuj:</text:p>
          <text:p text:style-name="P1"><text:s/>"Witaj, imię, masz x lat."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3" draw:id="id3" draw:layer="layout" svg:width="10.1cm" svg:height="3.5cm" svg:x="5.8cm" svg:y="13.1cm">
          <text:p text:style-name="P1">Pobierz: x = „podaj wiek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1.4cm" svg:y1="4.9cm" svg:x2="11.25cm" svg:y2="7.246cm" draw:start-shape="id1" draw:start-glue-point="8" draw:end-shape="id2" draw:end-glue-point="5" svg:d="M11400 4900v1150h-150v1196" svg:viewBox="0 0 151 2347">
          <text:p/>
        </draw:connector>
        <draw:connector draw:style-name="gr6" draw:text-style-name="P2" draw:layer="layout" draw:type="line" svg:x1="10.85cm" svg:y1="16.6cm" svg:x2="10.5cm" svg:y2="19.2cm" draw:start-shape="id3" draw:start-glue-point="8" draw:end-shape="id4" draw:end-glue-point="5" svg:d="M10850 16600l-350 2600" svg:viewBox="0 0 351 2601">
          <text:p/>
        </draw:connector>
        <draw:connector draw:style-name="gr6" draw:text-style-name="P2" draw:layer="layout" draw:type="line" svg:x1="10.5cm" svg:y1="22.1cm" svg:x2="10.85cm" svg:y2="24.6cm" draw:start-shape="id4" draw:start-glue-point="8" draw:end-shape="id5" draw:end-glue-point="4" svg:d="M10500 22100l350 2500" svg:viewBox="0 0 351 2501">
          <text:p/>
        </draw:connector>
        <draw:connector draw:style-name="gr6" draw:text-style-name="P2" draw:layer="layout" draw:type="line" svg:x1="11.25cm" svg:y1="10.554cm" svg:x2="10.85cm" svg:y2="13.1cm" draw:start-shape="id2" draw:start-glue-point="8" draw:end-shape="id3" draw:end-glue-point="5" svg:d="M11250 10554l-400 2546" svg:viewBox="0 0 401 25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20:46:42.386000000</meta:creation-date>
    <dc:date>2019-09-18T21:13:30.545000000</dc:date>
    <meta:editing-duration>PT3M</meta:editing-duration>
    <meta:editing-cycles>2</meta:editing-cycles>
    <meta:generator>LibreOffice/6.2.0.3$Windows_X86_64 LibreOffice_project/98c6a8a1c6c7b144ce3cc729e34964b47ce25d62</meta:generator>
    <meta:document-statistic meta:object-count="9"/>
  </office:meta>
</office:document-meta>
</file>